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12,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8,1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1,17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3" office:value-type="string">
            <text:p>14,17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3" office:value-type="string">
            <text:p>19,2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2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20:06</dc:date>
    <dc:creator>Igor Assis</dc:creator>
    <meta:editing-duration>PT11M25S</meta:editing-duration>
    <meta:editing-cycles>8</meta:editing-cycles>
    <meta:generator>OpenOffice.org/3.3$Unix OpenOffice.org_project/330m20$Build-9567</meta:generator>
    <meta:document-statistic meta:table-count="3" meta:cell-count="181" meta:object-count="0"/>
  </office:meta>
</office:document-meta>
</file>